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3cf67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29d9d0"/>
    </style:style>
    <style:style style:name="P12" style:family="paragraph" style:parent-style-name="Text_20_body">
      <style:paragraph-properties fo:text-align="justify" style:justify-single-word="false"/>
      <style:text-properties officeooo:rsid="0029d9d0" officeooo:paragraph-rsid="0029d9d0"/>
    </style:style>
    <style:style style:name="P13" style:family="paragraph" style:parent-style-name="Text_20_body">
      <style:paragraph-properties fo:text-align="justify" style:justify-single-word="false"/>
      <style:text-properties officeooo:rsid="0029d9d0" officeooo:paragraph-rsid="002e12ec"/>
    </style:style>
    <style:style style:name="P14" style:family="paragraph" style:parent-style-name="Text_20_body">
      <style:paragraph-properties fo:text-align="justify" style:justify-single-word="false"/>
      <style:text-properties officeooo:rsid="002a7373" officeooo:paragraph-rsid="002a7373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29d9d0" officeooo:paragraph-rsid="0029d9d0"/>
    </style:style>
    <style:style style:name="P16" style:family="paragraph" style:parent-style-name="Text_20_body">
      <style:paragraph-properties fo:text-align="justify" style:justify-single-word="false"/>
      <style:text-properties officeooo:rsid="002e12ec" officeooo:paragraph-rsid="002e12ec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e12ec" officeooo:paragraph-rsid="002e12ec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5" style:family="paragraph" style:parent-style-name="Notas_20_Informativas">
      <style:paragraph-properties fo:text-align="justify" style:justify-single-word="false"/>
      <style:text-properties fo:font-weight="normal" officeooo:paragraph-rsid="002f6fce" style:font-weight-asian="normal" style:font-weight-complex="normal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itulo" style:master-page-name="Standard">
      <style:paragraph-properties style:page-number="auto"/>
    </style:style>
    <style:style style:name="P28" style:family="paragraph" style:parent-style-name="Heading_20_1">
      <style:text-properties officeooo:rsid="0014c507" officeooo:paragraph-rsid="0014c507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29d9d0" officeooo:paragraph-rsid="002e12ec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29d9d0" officeooo:paragraph-rsid="0029d9d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d9d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2c6001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303552" style:font-size-asian="24pt" style:font-weight-asian="bold" style:font-size-complex="24pt" style:font-weight-complex="bold"/>
    </style:style>
    <style:style style:name="T15" style:family="text">
      <style:text-properties fo:language="es" fo:country="ES" officeooo:rsid="0029d9d0"/>
    </style:style>
    <style:style style:name="T16" style:family="text">
      <style:text-properties officeooo:rsid="002638df"/>
    </style:style>
    <style:style style:name="T17" style:family="text">
      <style:text-properties officeooo:rsid="0029d9d0"/>
    </style:style>
    <style:style style:name="T18" style:family="text">
      <style:text-properties officeooo:rsid="002a7373"/>
    </style:style>
    <style:style style:name="T19" style:family="text">
      <style:text-properties officeooo:rsid="002c6001"/>
    </style:style>
    <style:style style:name="T20" style:family="text">
      <style:text-properties officeooo:rsid="002e12ec"/>
    </style:style>
    <style:style style:name="T21" style:family="text">
      <style:text-properties officeooo:rsid="0014c507"/>
    </style:style>
    <style:style style:name="T22" style:family="text">
      <style:text-properties officeooo:rsid="0030355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6" text:name="NumeroTema"/>
        <text:user-field-decl office:value-type="string" office:string-value="Formulari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6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4">UD</text:span><text:span text:style-name="T11"> </text:span><text:span text:style-name="T14">0</text:span><text:span text:style-name="T13">6</text:span><text:span text:style-name="T11"> – </text:span><text:span text:style-name="T12">ACTIVIDAD 1 (No evaluable)</text:span><text:span text:style-name="T11">.</text:span></text:p>
      <text:p text:style-name="P7"><text:user-field-get text:name="Tema">Formularios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1">Sergio García Barea</text:p>
      <text:p text:style-name="P20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3">201<text:span text:style-name="T22">9</text:span>/20<text:span text:style-name="T22">20</text:span></text:p>
      <text:p text:style-name="P22"><text:tab/><text:tab/><text:tab/><text:tab/><text:tab/><text:tab/><text:tab/><text:tab/><text:tab/><text:tab/>Versión:<text:date style:data-style-name="N104" text:date-value="2019-10-07T17:19:09.813332059">191007</text:date>.<text:time style:data-style-name="N105" text:time-value="2019-10-07T17:19:09.813634436">1719</text:time></text:p>
      <text:p text:style-name="P3"><text:soft-page-break/></text:p>
      <text:p text:style-name="Standard"/>
      <text:p text:style-name="Standard"/>
      <text:p text:style-name="P10">Licencia</text:p>
      <text:p text:style-name="Standard"/>
      <text:p text:style-name="P19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8"/>
      <text:p text:style-name="Notas_20_Informativas"><text:span text:style-name="T3"> </text:span>Atención</text:p>
      <text:p text:style-name="P18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1.Boletín de ejercicios<text:tab/>3</text:p>
        </text:index-body>
      </text:table-of-content>
      <text:p text:style-name="Standard"/>
      <text:p text:style-name="P27">UD0<text:user-field-get text:name="NumeroTema">6</text:user-field-get>. <text:user-field-get text:name="Tema">Formularios</text:user-field-get></text:p>
      <text:p text:style-name="Titulo"/>
      <text:h text:style-name="P28" text:outline-level="1">Boletín de ejercicios</text:h>
      <text:p text:style-name="P25"><text:span text:style-name="T4"> </text:span><text:span text:style-name="T21">Intenta hacer los programas por ti mismo, bien comentados y sin mirar código de otros. Te ayudará a aprender muchísimo :)</text:span></text:p>
      <text:p text:style-name="P11"><text:span text:style-name="T5">1)</text:span> <text:span text:style-name="T15">Realiza un formulario donde se pueda introducir y enviar un DNI con letra. El formulario deberá validar si la letra es correcta al:</text:span></text:p>
      <text:p text:style-name="P15">Ejer 1-a) Perder el foco <text:span text:style-name="T20">del campo de texto donde se introduce el DNI.</text:span></text:p>
      <text:p text:style-name="P15">Ejer 1-b) Enviar el formulario, cancelando el envío si <text:span text:style-name="T20">el formato no </text:span>es correcto.</text:p>
      <text:p text:style-name="P11"><text:span text:style-name="T5">2)</text:span> <text:span text:style-name="T16">Realiza un formulario que pida una dirección de email y la valide antes de enviarla:</text:span></text:p>
      <text:p text:style-name="P11"><text:span text:style-name="T17">Ejer 2-a) Debe validar si el email sigue el formato </text:span><text:a xlink:type="simple" xlink:href="mailto:texto@servidor.loquesea" text:style-name="Internet_20_link" text:visited-style-name="Visited_20_Internet_20_Link"><text:span text:style-name="T17">texto@servidor.loquesea</text:span></text:a></text:p>
      <text:p text:style-name="P12">Ejer 2-b) Además de validar el formato anterior, debe comprobar que servidor.loquesea este como servidor admitido en un array de servidores llamado “listaServidores”.</text:p>
      <text:p text:style-name="P16">Dicho array debe ser definido a mano en el código.</text:p>
      <text:p text:style-name="P17">Ejemplo</text:p>
      <text:p text:style-name="P16">listaServidores=[“terra.es”,”google.com”,”marca.es”,”yahoo.es”];</text:p>
      <text:p text:style-name="P11"><text:span text:style-name="T6">3</text:span><text:span text:style-name="T5">)</text:span> <text:span text:style-name="T16">Realiza un formulario que tenga dos campos de texto. Deberá validar antes de enviarse si uno de los campos es un anagrama del otro y enviarse solo si lo es. Se ignorarán mayúsculas, minúsculas y espacios.</text:span></text:p>
      <text:p text:style-name="P12"><text:a xlink:type="simple" xlink:href="https://es.wikipedia.org/wiki/Anagrama" text:style-name="Internet_20_link" text:visited-style-name="Visited_20_Internet_20_Link">https://es.wikipedia.org/wiki/Anagrama</text:a></text:p>
      <text:p text:style-name="P11"><text:span text:style-name="T6">4</text:span><text:span text:style-name="T5">)</text:span> <text:span text:style-name="T16">Realiza un formulario con dos elementos “select”. Al cambiar el primero, se actualizará el segundo. Al enviar el formulario, se comprobará que ambos han sido marcados.</text:span></text:p>
      <text:p text:style-name="P14">Cuando no tengan ninguna selección previa, los “select” mostrarán “Select no seleccionado”.</text:p>
      <text:p text:style-name="P13">Los valores del primer “select” s<text:span text:style-name="T20">eran</text:span> “Alicante”, “Castellón”, “Valencia”. </text:p>
      <text:p text:style-name="P13">Por defecto no habrá ninguno seleccionado.</text:p>
      <text:p text:style-name="P13">Los valores del segundo “select” son:</text:p>
      <text:list xml:id="list3494675176" text:style-name="L1">
        <text:list-item>
          <text:p text:style-name="P29">Para Alicante: “Alicante Capital”, “Elche”, “Orihuela”.</text:p>
        </text:list-item>
        <text:list-item>
          <text:p text:style-name="P30">Para Castellón: “Castellón Capital”, “Oropesa”, “Vinaroz”.</text:p>
        </text:list-item>
        <text:list-item>
          <text:p text:style-name="P30">Para Valencia: “Valencia Capital”, “Torrent”, “Mislata”. <text:span text:style-name="T18">(Aquí saldrá por defecto seleccionado “Mislata”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6" text:name="NumeroTema"/>
          <text:user-field-decl office:value-type="string" office:string-value="Formulari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Formulario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1H10M23S</meta:editing-duration>
    <meta:editing-cycles>23</meta:editing-cycles>
    <meta:generator>LibreOffice/6.3.1.2$Linux_X86_64 LibreOffice_project/30$Build-2</meta:generator>
    <dc:title>Plantilla CEED</dc:title>
    <dc:date>2019-10-07T17:19:06.803732876</dc:date>
    <meta:document-statistic meta:table-count="0" meta:image-count="2" meta:object-count="0" meta:page-count="3" meta:paragraph-count="43" meta:word-count="378" meta:character-count="2558" meta:non-whitespace-character-count="2205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